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e</text:p>
          </table:table-cell>
          <table:table-cell office:value-type="float" office:value="55.845" calcext:value-type="float">
            <text:p>55.8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28.0855" calcext:value-type="float">
            <text:p>28.0855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 <text:s/>(wt %)</text:p>
          </table:table-cell>
          <table:table-cell office:value-type="string" calcext:value-type="string">
            <text:p>Moles Fe</text:p>
          </table:table-cell>
          <table:table-cell office:value-type="string" calcext:value-type="string">
            <text:p>Moles Si</text:p>
          </table:table-cell>
          <table:table-cell office:value-type="string" calcext:value-type="string">
            <text:p>Fe (mol %)</text:p>
          </table:table-cell>
          <table:table-cell office:value-type="string" calcext:value-type="string">
            <text:p>Si (mol %)</text:p>
          </table:table-cell>
          <table:table-cell office:value-type="string" calcext:value-type="string">
            <text:p>molar mass (kg/mol)</text:p>
          </table:table-cell>
          <table:table-cell/>
          <table:table-cell office:value-type="string" calcext:value-type="string">
            <text:p>example rho (kg/m^3)</text:p>
          </table:table-cell>
          <table:table-cell office:value-type="string" calcext:value-type="string">
            <text:p>V (m^3/mol)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100-[.B6])/[.$C$1]" office:value-type="float" office:value="1.48625660309786" calcext:value-type="float">
            <text:p>1.4862566031</text:p>
          </table:table-cell>
          <table:table-cell table:formula="of:=[.B6]/[.$C$2]" office:value-type="float" office:value="0.605294547008243" calcext:value-type="float">
            <text:p>0.605294547</text:p>
          </table:table-cell>
          <table:table-cell table:formula="of:=1-[.F6]" office:value-type="float" office:value="0.710600170128502" calcext:value-type="float">
            <text:p>0.7106001701</text:p>
          </table:table-cell>
          <table:table-cell table:formula="of:=[.D6]/([.C6]+[.D6])" office:value-type="float" office:value="0.289399829871498" calcext:value-type="float">
            <text:p>0.2893998299</text:p>
          </table:table-cell>
          <table:table-cell table:formula="of:=([.E6]*[.$C$1]+[.F6]*[.$C$2])/1000" office:value-type="float" office:value="0.0478114054226821" calcext:value-type="float">
            <text:p>0.0478114054</text:p>
          </table:table-cell>
          <table:table-cell/>
          <table:table-cell office:value-type="float" office:value="6312" calcext:value-type="float">
            <text:p>6312</text:p>
          </table:table-cell>
          <table:table-cell table:formula="of:=[.G6]/[.I6]" office:value-type="float" office:value="0.00000757468400232607" calcext:value-type="float">
            <text:p>7.57468400232607E-00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100-[.B7])/[.$C$1]" office:value-type="float" office:value="1.3430029546065" calcext:value-type="float">
            <text:p>1.3430029546</text:p>
          </table:table-cell>
          <table:table-cell table:formula="of:=([.B7])/[.$C$2]" office:value-type="float" office:value="0.890139039718004" calcext:value-type="float">
            <text:p>0.8901390397</text:p>
          </table:table-cell>
          <table:table-cell table:formula="of:=1-[.F7]" office:value-type="float" office:value="0.601396130662413" calcext:value-type="float">
            <text:p>0.6013961307</text:p>
          </table:table-cell>
          <table:table-cell table:formula="of:=[.D7]/([.C7]+[.D7])" office:value-type="float" office:value="0.398603869337587" calcext:value-type="float">
            <text:p>0.3986038693</text:p>
          </table:table-cell>
          <table:table-cell table:formula="of:=([.E7]*[.$C$1]+[.F7]*[.$C$2])/1000" office:value-type="float" office:value="0.0447799558891232" calcext:value-type="float">
            <text:p>0.0447799559</text:p>
          </table:table-cell>
          <table:table-cell/>
          <table:table-cell office:value-type="float" office:value="5976" calcext:value-type="float">
            <text:p>5976</text:p>
          </table:table-cell>
          <table:table-cell table:formula="of:=[.G7]/[.I7]" office:value-type="float" office:value="0.00000749329917823347" calcext:value-type="float">
            <text:p>7.49329917823347E-0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dV</text:p>
          </table:table-cell>
          <table:table-cell table:formula="of:=[.J6]-[.J7]" office:value-type="float" office:value="0.0000000813848240925923" calcext:value-type="float">
            <text:p>8.13848240925923E-0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X</text:p>
          </table:table-cell>
          <table:table-cell table:formula="of:=[.F6]-[.F7]" office:value-type="float" office:value="-0.109204039466089" calcext:value-type="float">
            <text:p>-0.10920403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assuming linearity</text:p>
          </table:table-cell>
          <table:table-cell/>
          <table:table-cell office:value-type="string" calcext:value-type="string">
            <text:p>V (m^3/mol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100-[.B13])/[.$C$1]" office:value-type="float" office:value="1.790670606142" calcext:value-type="float">
            <text:p>1.7906706061</text:p>
          </table:table-cell>
          <table:table-cell table:formula="of:=[.B13]/[.$C$2]" office:value-type="float" office:value="0" calcext:value-type="float">
            <text:p>0</text:p>
          </table:table-cell>
          <table:table-cell table:formula="of:=1-[.F13]" office:value-type="float" office:value="1" calcext:value-type="float">
            <text:p>1</text:p>
          </table:table-cell>
          <table:table-cell table:formula="of:=[.D13]/([.C13]+[.D13])" office:value-type="float" office:value="0" calcext:value-type="float">
            <text:p>0</text:p>
          </table:table-cell>
          <table:table-cell table:formula="of:=([.E13]*[.$C$1]+[.F13]*[.$C$2])/1000" office:value-type="float" office:value="0.055845" calcext:value-type="float">
            <text:p>0.055845</text:p>
          </table:table-cell>
          <table:table-cell table:number-columns-repeated="2"/>
          <table:table-cell table:style-name="ce1" table:formula="of:=[.$J$6]-[.$J$9]/[.$J$10]*([.$F$6]-[.F13])" office:value-type="float" office:value="0.00000779036058683402" calcext:value-type="float">
            <text:p>7.79036058683402E-006</text:p>
          </table:table-cell>
        </table:table-row>
        <table:table-row table:style-name="ro1">
          <table:table-cell/>
          <table:table-cell office:value-type="float" office:value="33.47" calcext:value-type="float">
            <text:p>33.47</text:p>
          </table:table-cell>
          <table:table-cell table:formula="of:=(100-[.B14])/[.$C$1]" office:value-type="float" office:value="1.19133315426627" calcext:value-type="float">
            <text:p>1.1913331543</text:p>
          </table:table-cell>
          <table:table-cell table:formula="of:=[.B14]/[.$C$2]" office:value-type="float" office:value="1.19171814637446" calcext:value-type="float">
            <text:p>1.1917181464</text:p>
          </table:table-cell>
          <table:table-cell table:formula="of:=1-[.F14]" office:value-type="float" office:value="0.499919222866061" calcext:value-type="float">
            <text:p>0.4999192229</text:p>
          </table:table-cell>
          <table:table-cell table:formula="of:=[.D14]/([.C14]+[.D14])" office:value-type="float" office:value="0.500080777133939" calcext:value-type="float">
            <text:p>0.5000807771</text:p>
          </table:table-cell>
          <table:table-cell table:formula="of:=([.E14]*[.$C$1]+[.F14]*[.$C$2])/1000" office:value-type="float" office:value="0.0419630076671504" calcext:value-type="float">
            <text:p>0.0419630077</text:p>
          </table:table-cell>
          <table:table-cell table:number-columns-repeated="2"/>
          <table:table-cell table:style-name="ce1" table:formula="of:=[.$J$6]-[.$J$9]/[.$J$10]*([.$F$6]-[.F14])" office:value-type="float" office:value="0.0000074176730353651" calcext:value-type="float">
            <text:p>7.4176730353651E-00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100-[.B15])/[.$C$1]" office:value-type="float" office:value="0" calcext:value-type="float">
            <text:p>0</text:p>
          </table:table-cell>
          <table:table-cell table:formula="of:=[.B15]/[.$C$2]" office:value-type="float" office:value="3.56055615887202" calcext:value-type="float">
            <text:p>3.5605561589</text:p>
          </table:table-cell>
          <table:table-cell table:formula="of:=1-[.F15]" office:value-type="float" office:value="0" calcext:value-type="float">
            <text:p>0</text:p>
          </table:table-cell>
          <table:table-cell table:formula="of:=[.D15]/([.C15]+[.D15])" office:value-type="float" office:value="1" calcext:value-type="float">
            <text:p>1</text:p>
          </table:table-cell>
          <table:table-cell table:formula="of:=([.E15]*[.$C$1]+[.F15]*[.$C$2])/1000" office:value-type="float" office:value="0.0280855" calcext:value-type="float">
            <text:p>0.0280855</text:p>
          </table:table-cell>
          <table:table-cell table:number-columns-repeated="2"/>
          <table:table-cell table:style-name="ce1" table:formula="of:=[.$J$6]-[.$J$9]/[.$J$10]*([.$F$6]-[.F15])" office:value-type="float" office:value="0.00000704510588297424" calcext:value-type="float">
            <text:p>7.04510588297424E-006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string" calcext:value-type="string">
            <text:p>n electrons transfer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 (J/Vgmo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0 (V)</text:p>
          </table:table-cell>
          <table:table-cell office:value-type="string" calcext:value-type="string">
            <text:p>E (V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n a</text:p>
          </table:table-cell>
          <table:table-cell office:value-type="string" calcext:value-type="string">
            <text:p>log X</text:p>
          </table:table-cell>
          <table:table-cell office:value-type="string" calcext:value-type="string">
            <text:p>-log gamma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96485.3329" calcext:value-type="float">
            <text:p>96485.3329</text:p>
          </table:table-cell>
          <table:table-cell office:value-type="float" office:value="8.3145" calcext:value-type="float">
            <text:p>8.3145</text:p>
          </table:table-cell>
          <table:table-cell table:formula="of:=-0.3305" office:value-type="float" office:value="-0.3305" calcext:value-type="float">
            <text:p>-0.3305</text:p>
          </table:table-cell>
          <table:table-cell office:value-type="float" office:value="0.0815" calcext:value-type="float">
            <text:p>0.0815</text:p>
          </table:table-cell>
          <table:table-cell office:value-type="float" office:value="1873" calcext:value-type="float">
            <text:p>1873</text:p>
          </table:table-cell>
          <table:table-cell table:formula="of:=[.B26]*[.C26]/[.D26]/[.G26]*([.E26]-[.F26])/2.303" office:value-type="float" office:value="-4.43354023385207" calcext:value-type="float">
            <text:p>-4.4335402339</text:p>
          </table:table-cell>
          <table:table-cell table:formula="of:=LOG([.A26])" office:value-type="float" office:value="-2.09691001300806" calcext:value-type="float">
            <text:p>-2.096910013</text:p>
          </table:table-cell>
          <table:table-cell table:formula="of:=-([.H26]-[.I26])" office:value-type="float" office:value="2.33663022084401" calcext:value-type="float">
            <text:p>2.3366302208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4" calcext:value-type="float">
            <text:p>4</text:p>
          </table:table-cell>
          <table:table-cell office:value-type="float" office:value="96485.3329" calcext:value-type="float">
            <text:p>96485.3329</text:p>
          </table:table-cell>
          <table:table-cell office:value-type="float" office:value="8.3145" calcext:value-type="float">
            <text:p>8.3145</text:p>
          </table:table-cell>
          <table:table-cell table:formula="of:=-0.3365" office:value-type="float" office:value="-0.3365" calcext:value-type="float">
            <text:p>-0.3365</text:p>
          </table:table-cell>
          <table:table-cell office:value-type="float" office:value="-0.024" calcext:value-type="float">
            <text:p>-0.024</text:p>
          </table:table-cell>
          <table:table-cell office:value-type="float" office:value="1773" calcext:value-type="float">
            <text:p>1773</text:p>
          </table:table-cell>
          <table:table-cell table:formula="of:=[.B27]*[.C27]/[.D27]/[.G27]*([.E27]-[.F27])/2.303" office:value-type="float" office:value="-3.55248703328588" calcext:value-type="float">
            <text:p>-3.5524870333</text:p>
          </table:table-cell>
          <table:table-cell table:formula="of:=LOG([.A27])" office:value-type="float" office:value="-1.20760831050175" calcext:value-type="float">
            <text:p>-1.2076083105</text:p>
          </table:table-cell>
          <table:table-cell table:formula="of:=-([.H27]-[.I27])" office:value-type="float" office:value="2.34487872278413" calcext:value-type="float">
            <text:p>2.34487872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log gamma / X^2</text:p>
          </table:table-cell>
          <table:table-cell office:value-type="string" calcext:value-type="string">
            <text:p>W = RT ln gamma / X^2</text:p>
          </table:table-cell>
          <table:table-cell/>
          <table:table-cell office:value-type="string" calcext:value-type="string">
            <text:p>Excess / 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3" calcext:value-type="float">
            <text:p>1873</text:p>
          </table:table-cell>
          <table:table-cell office:value-type="float" office:value="-2.12" calcext:value-type="float">
            <text:p>-2.12</text:p>
          </table:table-cell>
          <table:table-cell table:formula="of:=[.D30]*8.3145*LN(10^[.E30])" office:value-type="float" office:value="-76019.5797913793" calcext:value-type="float">
            <text:p>-76019.5797913793</text:p>
          </table:table-cell>
          <table:table-cell/>
          <table:table-cell table:formula="of:=[.F30]/4" office:value-type="float" office:value="-19004.8949478448" calcext:value-type="float">
            <text:p>-19004.89494784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73" calcext:value-type="float">
            <text:p>1773</text:p>
          </table:table-cell>
          <table:table-cell office:value-type="float" office:value="-2.5" calcext:value-type="float">
            <text:p>-2.5</text:p>
          </table:table-cell>
          <table:table-cell table:formula="of:=[.D31]*8.3145*LN(10^[.E31])" office:value-type="float" office:value="-84859.5199471358" calcext:value-type="float">
            <text:p>-84859.5199471358</text:p>
          </table:table-cell>
          <table:table-cell/>
          <table:table-cell table:formula="of:=[.F31]/4" office:value-type="float" office:value="-21214.8799867839" calcext:value-type="float">
            <text:p>-21214.87998678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3"/>
    </number:number-style>
    <number:number-style style:name="N123">
      <number:number number:decimal-places="1" number:min-integer-digits="2"/>
    </number:number-style>
    <number:number-style style:name="N124">
      <number:number number:decimal-places="2" number:min-integer-digits="2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5:39:45.905517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5:40:18.210949489</meta:creation-date>
    <meta:editing-duration>PT4M27S</meta:editing-duration>
    <meta:editing-cycles>2</meta:editing-cycles>
    <meta:generator>LibreOffice/4.4.2.2$Linux_x86 LibreOffice_project/40m0$Build-2</meta:generator>
    <meta:initial-creator>Bob Myhill</meta:initial-creator>
    <dc:date>2015-10-09T15:44:09.340151400</dc:date>
    <dc:creator>Bob Myhill</dc:creator>
    <meta:document-statistic meta:table-count="1" meta:cell-count="98" meta:object-count="0"/>
  </office:meta>
</office:document-meta>
</file>